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1" svg:font-family="'Liberation Mono', 'Courier New'" style:font-family-generic="modern" style:font-pitch="fixed"/>
    <style:font-face style:name="Liberation Mono" svg:font-family="'Liberation Mono', 'Courier New'"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Liberation Serif2" svg:font-family="'Liberation Serif', '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svg:font-family="'Helvetica Neue', Helvetica" style:font-family-generic="system" style:font-pitch="variable"/>
    <style:font-face style:name="Liberation Mono2" svg:font-family="'Liberation Mono', 'Courier New'"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141%" fo:text-align="start" style:justify-single-word="false" fo:orphans="2" fo:widows="2" fo:text-indent="0in" style:auto-text-indent="false"/>
    </style:style>
    <style:style style:name="P2" style:family="paragraph" style:parent-style-name="Standard">
      <style:paragraph-properties fo:margin-left="0in" fo:margin-right="0in" fo:margin-top="0in" fo:margin-bottom="0in" style:contextual-spacing="false" fo:line-height="141%" fo:text-align="start" style:justify-single-word="false" fo:orphans="2" fo:widows="2" fo:text-indent="0in" style:auto-text-indent="false"/>
      <style:text-properties fo:color="#00000a" style:font-name="Times New Roman"/>
    </style:style>
    <style:style style:name="P3" style:family="paragraph" style:parent-style-name="Standard">
      <style:paragraph-properties fo:margin-top="0in" fo:margin-bottom="0in" style:contextual-spacing="false" style:line-height-at-least="0.2083in" fo:text-align="start" style:justify-single-word="false" fo:orphans="2" fo:widows="2"/>
    </style:style>
    <style:style style:name="P4" style:family="paragraph" style:parent-style-name="Text_20_body">
      <style:paragraph-properties fo:margin-top="0in" fo:margin-bottom="0in" style:contextual-spacing="false" fo:text-align="start" style:justify-single-word="false"/>
      <style:text-properties fo:font-variant="normal" fo:text-transform="none" fo:color="#00000a" style:font-name="Times New Roman" fo:font-size="12pt" fo:letter-spacing="normal" fo:font-style="normal" fo:font-weight="bold" style:font-size-asian="12pt" style:font-style-asian="normal" style:font-weight-asian="bold" style:font-name-complex="Helvetica Neue" style:font-size-complex="12pt"/>
    </style:style>
    <style:style style:name="P5" style:family="paragraph" style:parent-style-name="Text_20_body">
      <style:paragraph-properties fo:margin-top="0in" fo:margin-bottom="0in" style:contextual-spacing="false" fo:text-align="start" style:justify-single-word="false"/>
      <style:text-properties fo:font-variant="normal" fo:text-transform="none" fo:color="#00000a" style:font-name="Times New Roman" fo:font-size="12pt" fo:letter-spacing="normal" fo:font-style="normal" fo:font-weight="normal" style:font-size-asian="12pt" style:font-style-asian="normal" style:font-weight-asian="normal" style:font-name-complex="Helvetica Neue" style:font-size-complex="12pt" style:font-weight-complex="normal"/>
    </style:style>
    <style:style style:name="P6" style:family="paragraph" style:parent-style-name="Text_20_body">
      <style:paragraph-properties fo:margin-top="0in" fo:margin-bottom="0in" style:contextual-spacing="false" style:line-height-at-least="0.2083in" fo:text-align="start" style:justify-single-word="false" fo:orphans="2" fo:widows="2"/>
      <style:text-properties fo:font-variant="normal" fo:text-transform="none" fo:color="#00000a" style:font-name="Times New Roman" fo:font-size="12pt" fo:letter-spacing="normal" fo:font-style="normal" fo:font-weight="normal" style:font-size-asian="12pt" style:font-style-asian="normal" style:font-weight-asian="normal" style:font-name-complex="Helvetica Neue" style:font-size-complex="12pt"/>
    </style:style>
    <style:style style:name="P7" style:family="paragraph" style:parent-style-name="Text_20_body">
      <style:paragraph-properties fo:margin-top="0in" fo:margin-bottom="0in" style:contextual-spacing="false" style:line-height-at-least="0.2083in" fo:text-align="start" style:justify-single-word="false" fo:orphans="2" fo:widows="2"/>
      <style:text-properties fo:font-variant="normal" fo:text-transform="none" fo:color="#00000a" style:font-name="Times New Roman" fo:font-size="12pt" fo:letter-spacing="normal" fo:font-style="normal" style:text-underline-style="solid" style:text-underline-width="auto" style:text-underline-color="font-color" fo:font-weight="normal" style:font-size-asian="12pt" style:font-style-asian="normal" style:font-weight-asian="normal" style:font-name-complex="Helvetica Neue" style:font-size-complex="12pt"/>
    </style:style>
    <style:style style:name="P8" style:family="paragraph" style:parent-style-name="Text_20_body">
      <style:paragraph-properties fo:margin-top="0in" fo:margin-bottom="0in" style:contextual-spacing="false" fo:text-align="start" style:justify-single-word="false"/>
    </style:style>
    <style:style style:name="P9" style:family="paragraph" style:parent-style-name="Text_20_body">
      <style:paragraph-properties fo:margin-top="0in" fo:margin-bottom="0in" style:contextual-spacing="false" fo:text-align="start" style:justify-single-word="false"/>
      <style:text-properties fo:color="#00000a" style:font-name="Times New Roman" fo:font-size="12pt" style:font-size-asian="12pt" style:font-size-complex="12pt"/>
    </style:style>
    <style:style style:name="P10" style:family="paragraph" style:parent-style-name="Text_20_body">
      <style:paragraph-properties fo:margin-top="0in" fo:margin-bottom="0in" style:contextual-spacing="false" style:line-height-at-least="0.2083in" fo:text-align="start" style:justify-single-word="false" fo:orphans="2" fo:widows="2"/>
      <style:text-properties fo:color="#00000a" style:font-name="Times New Roman" fo:font-size="12pt" style:font-size-asian="12pt" style:font-size-complex="12pt"/>
    </style:style>
    <style:style style:name="P11" style:family="paragraph" style:parent-style-name="Text_20_body">
      <style:paragraph-properties fo:margin-top="0in" fo:margin-bottom="0in" style:contextual-spacing="false" style:line-height-at-least="0.2083in" fo:text-align="start" style:justify-single-word="false" fo:orphans="2" fo:widows="2"/>
      <style:text-properties fo:color="#00000a" style:font-name="Times New Roman" fo:font-size="12pt" style:text-underline-style="solid" style:text-underline-width="auto" style:text-underline-color="font-color" style:font-size-asian="12pt" style:font-size-complex="12pt"/>
    </style:style>
    <style:style style:name="P12" style:family="paragraph" style:parent-style-name="Text_20_body">
      <style:paragraph-properties fo:margin-top="0in" fo:margin-bottom="0in" style:contextual-spacing="false" style:line-height-at-least="0.2083in" fo:text-align="start" style:justify-single-word="false" fo:orphans="2" fo:widows="2"/>
      <style:text-properties fo:color="#00000a" style:font-name="Times New Roman"/>
    </style:style>
    <style:style style:name="P13" style:family="paragraph" style:parent-style-name="Text_20_body">
      <style:paragraph-properties fo:margin-top="0in" fo:margin-bottom="0in" style:contextual-spacing="false" style:line-height-at-least="0.2083in" fo:text-align="start" style:justify-single-word="false" fo:orphans="2" fo:widows="2"/>
    </style:style>
    <style:style style:name="P14" style:family="paragraph" style:parent-style-name="Text_20_body">
      <style:paragraph-properties fo:margin-top="0in" fo:margin-bottom="0in" style:contextual-spacing="false" style:line-height-at-least="0.2083in" fo:text-align="start" style:justify-single-word="false" fo:orphans="2" fo:widows="2"/>
      <style:text-properties fo:color="#800000" style:font-name="Times New Roman" fo:font-size="12pt" style:font-size-asian="12pt" style:font-size-complex="12pt"/>
    </style:style>
    <style:style style:name="P15" style:family="paragraph" style:parent-style-name="Text_20_body">
      <style:paragraph-properties fo:margin-top="0in" fo:margin-bottom="0in" style:contextual-spacing="false" style:line-height-at-least="0.2083in" fo:text-align="start" style:justify-single-word="false" fo:orphans="2" fo:widows="2"/>
      <style:text-properties style:use-window-font-color="true" style:font-name="Times New Roman" fo:font-size="12pt" style:font-size-asian="12pt" style:font-size-complex="12pt"/>
    </style:style>
    <style:style style:name="P16" style:family="paragraph" style:parent-style-name="Text_20_body">
      <style:paragraph-properties fo:margin-top="0in" fo:margin-bottom="0in" style:contextual-spacing="false" style:line-height-at-least="0.2083in" fo:text-align="start" style:justify-single-word="false" fo:orphans="2" fo:widows="2"/>
      <style:text-properties style:use-window-font-color="true" style:font-name="Times New Roman" fo:font-size="12pt" officeooo:paragraph-rsid="000daf61" style:font-size-asian="12pt" style:font-size-complex="12pt"/>
    </style:style>
    <style:style style:name="P17" style:family="paragraph" style:parent-style-name="Text_20_body">
      <style:paragraph-properties fo:margin-top="0in" fo:margin-bottom="0in" style:contextual-spacing="false" style:line-height-at-least="0.2083in" fo:text-align="start" style:justify-single-word="false" fo:orphans="2" fo:widows="2"/>
      <style:text-properties style:use-window-font-color="true" style:font-name="Times New Roman" fo:font-size="12pt" fo:font-weight="normal" style:font-size-asian="12pt" style:font-weight-asian="normal" style:font-size-complex="12pt"/>
    </style:style>
    <style:style style:name="P18" style:family="paragraph" style:parent-style-name="Text_20_body">
      <style:paragraph-properties fo:margin-left="0in" fo:margin-right="0in" fo:margin-top="0in" fo:margin-bottom="0in" style:contextual-spacing="false" fo:line-height="141%" fo:text-align="start" style:justify-single-word="false" fo:orphans="2" fo:widows="2" fo:text-indent="0in" style:auto-text-indent="false"/>
      <style:text-properties fo:color="#00000a" style:font-name="Times New Roman"/>
    </style:style>
    <style:style style:name="P19" style:family="paragraph" style:parent-style-name="Text_20_body">
      <style:paragraph-properties fo:margin-left="0in" fo:margin-right="0in" fo:margin-top="0in" fo:margin-bottom="0in" style:contextual-spacing="false" fo:line-height="141%" fo:text-align="start" style:justify-single-word="false" fo:orphans="2" fo:widows="2" fo:text-indent="0in" style:auto-text-indent="false"/>
      <style:text-properties fo:color="#00000a" style:font-name="Times New Roman" fo:font-size="12pt" style:font-size-asian="12pt" style:font-size-complex="12pt"/>
    </style:style>
    <style:style style:name="P20" style:family="paragraph" style:parent-style-name="Text_20_body">
      <style:paragraph-properties fo:margin-left="0in" fo:margin-right="0in" fo:margin-top="0in" fo:margin-bottom="0in" style:contextual-spacing="false" fo:line-height="141%" fo:text-align="start" style:justify-single-word="false" fo:orphans="2" fo:widows="2" fo:text-indent="0in" style:auto-text-indent="false"/>
    </style:style>
    <style:style style:name="P21" style:family="paragraph" style:parent-style-name="Heading_20_1" style:list-style-name="WWNum2">
      <style:paragraph-properties fo:margin-top="0in" fo:margin-bottom="0in" style:contextual-spacing="false" fo:text-align="start" style:justify-single-word="false"/>
    </style:style>
    <style:style style:name="P22" style:family="paragraph" style:parent-style-name="Heading_20_1" style:list-style-name="WWNum2" style:master-page-name="Standard">
      <style:paragraph-properties fo:margin-top="0in" fo:margin-bottom="0in" style:contextual-spacing="false" fo:text-align="start" style:justify-single-word="false" style:page-number="auto"/>
    </style:style>
    <style:style style:name="P23" style:family="paragraph" style:parent-style-name="Heading_20_3" style:list-style-name="WWNum2">
      <style:paragraph-properties fo:margin-left="0in" fo:margin-right="0in" fo:margin-top="0in" fo:margin-bottom="0in" style:contextual-spacing="false" fo:line-height="141%" fo:text-align="start" style:justify-single-word="false" fo:orphans="2" fo:widows="2" fo:text-indent="-0.5in" style:auto-text-indent="false"/>
    </style:style>
    <style:style style:name="P24" style:family="paragraph" style:parent-style-name="Heading_20_3" style:list-style-name="WWNum2">
      <style:paragraph-properties fo:margin-left="0in" fo:margin-right="0in" fo:margin-top="0in" fo:margin-bottom="0in" style:contextual-spacing="false" fo:line-height="141%" fo:text-align="start" style:justify-single-word="false" fo:orphans="2" fo:widows="2" fo:text-indent="-0.5in" style:auto-text-indent="false"/>
      <style:text-properties fo:font-variant="normal" fo:text-transform="none" fo:color="#00000a" style:font-name="Times New Roman" fo:font-size="12pt" fo:letter-spacing="normal" fo:font-style="normal" fo:font-weight="bold" style:font-size-asian="12pt" style:font-style-asian="normal" style:font-weight-asian="bold" style:font-name-complex="Helvetica Neue" style:font-size-complex="12pt"/>
    </style:style>
    <style:style style:name="P25" style:family="paragraph" style:parent-style-name="Heading_20_3" style:list-style-name="WWNum2">
      <style:paragraph-properties fo:margin-left="0in" fo:margin-right="0in" fo:margin-top="0in" fo:margin-bottom="0in" style:contextual-spacing="false" fo:line-height="141%" fo:text-align="start" style:justify-single-word="false" fo:orphans="2" fo:widows="2" fo:text-indent="-0.5in" style:auto-text-indent="false"/>
      <style:text-properties fo:color="#00000a" style:font-name="Times New Roman" fo:font-size="12pt" fo:font-weight="bold" style:font-size-asian="12pt" style:font-weight-asian="bold" style:font-size-complex="12pt"/>
    </style:style>
    <style:style style:name="P26" style:family="paragraph" style:parent-style-name="Heading_20_2" style:list-style-name="WWNum2">
      <style:paragraph-properties fo:margin-left="0in" fo:margin-right="0in" fo:margin-top="0in" fo:margin-bottom="0in" style:contextual-spacing="false" fo:line-height="120%" fo:text-align="start" style:justify-single-word="false" fo:orphans="2" fo:widows="2" fo:text-indent="-0.4in" style:auto-text-indent="false" fo:padding="0in" fo:border="none"/>
      <style:text-properties fo:font-variant="normal" fo:text-transform="none" fo:color="#00000a" style:font-name="Times New Roman" fo:font-size="12pt" fo:letter-spacing="normal" fo:font-style="normal" style:text-underline-style="solid" style:text-underline-width="auto" style:text-underline-color="font-color" fo:font-weight="normal" style:font-size-asian="12pt" style:font-style-asian="normal" style:font-weight-asian="normal" style:font-name-complex="Helvetica Neue" style:font-size-complex="12pt" style:font-style-complex="normal" style:font-weight-complex="normal"/>
    </style:style>
    <style:style style:name="P27" style:family="paragraph" style:parent-style-name="Heading_20_2" style:list-style-name="WWNum2">
      <style:paragraph-properties fo:margin-left="0in" fo:margin-right="0in" fo:margin-top="0in" fo:margin-bottom="0in" style:contextual-spacing="false" fo:line-height="120%" fo:text-align="start" style:justify-single-word="false" fo:orphans="2" fo:widows="2" fo:text-indent="-0.4in" style:auto-text-indent="false" fo:padding="0in" fo:border="none"/>
    </style:style>
    <style:style style:name="T1" style:family="text">
      <style:text-properties fo:font-variant="normal" fo:text-transform="none" fo:color="#00000a" style:font-name="Times New Roman" fo:font-size="12pt" fo:letter-spacing="normal" fo:font-style="normal" fo:font-weight="bold" style:font-size-asian="12pt" style:font-style-asian="normal" style:font-weight-asian="bold" style:font-name-complex="Helvetica Neue" style:font-size-complex="12pt"/>
    </style:style>
    <style:style style:name="T2" style:family="text">
      <style:text-properties fo:font-variant="normal" fo:text-transform="none" fo:color="#00000a" style:font-name="Times New Roman" fo:font-size="12pt" fo:letter-spacing="normal" fo:font-style="normal" fo:font-weight="bold" style:font-size-asian="12pt" style:font-style-asian="normal" style:font-weight-asian="bold" style:font-name-complex="Helvetica Neue" style:font-size-complex="12pt" style:font-weight-complex="bold"/>
    </style:style>
    <style:style style:name="T3" style:family="text">
      <style:text-properties fo:font-variant="normal" fo:text-transform="none" fo:color="#00000a" style:font-name="Times New Roman" fo:font-size="12pt" fo:letter-spacing="normal" fo:font-style="normal" fo:font-weight="normal" style:font-size-asian="12pt" style:font-style-asian="normal" style:font-weight-asian="normal" style:font-name-complex="Helvetica Neue" style:font-size-complex="12pt"/>
    </style:style>
    <style:style style:name="T4" style:family="text">
      <style:text-properties fo:font-variant="normal" fo:text-transform="none" fo:color="#00000a" style:font-name="Times New Roman" fo:font-size="12pt" fo:letter-spacing="normal" fo:font-style="normal" fo:font-weight="normal" style:font-size-asian="12pt" style:font-style-asian="normal" style:font-weight-asian="normal" style:font-name-complex="Helvetica Neue" style:font-size-complex="12pt" style:font-weight-complex="normal"/>
    </style:style>
    <style:style style:name="T5" style:family="text">
      <style:text-properties fo:font-variant="normal" fo:text-transform="none" fo:color="#00000a" style:font-name="Times New Roman" fo:font-size="12pt" fo:letter-spacing="normal" fo:font-style="normal" fo:font-weight="normal" officeooo:rsid="000daf61" style:font-size-asian="12pt" style:font-style-asian="normal" style:font-weight-asian="normal" style:font-name-complex="Helvetica Neue" style:font-size-complex="12pt"/>
    </style:style>
    <style:style style:name="T6" style:family="text">
      <style:text-properties fo:font-variant="normal" fo:text-transform="none" fo:color="#00000a" style:font-name="Times New Roman" fo:font-size="12pt" fo:letter-spacing="normal" fo:font-style="normal" style:text-underline-style="none" fo:font-weight="normal" style:font-size-asian="12pt" style:font-style-asian="normal" style:font-weight-asian="normal" style:font-name-complex="Helvetica Neue" style:font-size-complex="12pt"/>
    </style:style>
    <style:style style:name="T7" style:family="text">
      <style:text-properties fo:font-variant="normal" fo:text-transform="none" fo:color="#00000a" style:font-name="Times New Roman" fo:font-size="12pt" fo:letter-spacing="normal" fo:font-style="normal" style:text-underline-style="none" fo:font-weight="normal" style:font-size-asian="12pt" style:font-style-asian="normal" style:font-weight-asian="normal" style:font-name-complex="Helvetica Neue" style:font-size-complex="12pt" style:font-style-complex="normal" style:font-weight-complex="normal"/>
    </style:style>
    <style:style style:name="T8" style:family="text">
      <style:text-properties fo:font-variant="normal" fo:text-transform="none" fo:color="#00000a" style:font-name="Times New Roman" fo:font-size="12pt" fo:letter-spacing="normal" fo:font-style="normal" style:text-underline-style="none" fo:font-weight="normal" style:font-size-asian="12pt" style:font-style-asian="normal" style:font-weight-asian="normal" style:font-name-complex="Helvetica Neue" style:font-size-complex="12pt" style:font-weight-complex="normal"/>
    </style:style>
    <style:style style:name="T9" style:family="text">
      <style:text-properties fo:font-variant="normal" fo:text-transform="none" fo:color="#00000a" style:font-name="Times New Roman" fo:font-size="12pt" fo:letter-spacing="normal" fo:font-style="normal" style:text-underline-style="solid" style:text-underline-width="auto" style:text-underline-color="font-color" fo:font-weight="normal" style:font-size-asian="12pt" style:font-style-asian="normal" style:font-weight-asian="normal" style:font-name-complex="Helvetica Neue" style:font-size-complex="12pt"/>
    </style:style>
    <style:style style:name="T10" style:family="text">
      <style:text-properties fo:font-variant="normal" fo:text-transform="none" style:font-name="Times New Roman" fo:font-size="12pt" fo:letter-spacing="normal" fo:font-style="normal" fo:font-weight="normal" style:font-size-asian="12pt" style:font-style-asian="normal" style:font-weight-asian="normal" style:font-size-complex="12pt"/>
    </style:style>
    <style:style style:name="T11" style:family="text">
      <style:text-properties fo:font-variant="normal" fo:text-transform="none" style:font-name="Times New Roman" fo:font-size="12pt" fo:letter-spacing="normal" fo:font-style="normal" fo:font-weight="normal" style:font-size-asian="12pt" style:font-style-asian="normal" style:font-weight-asian="normal" style:font-name-complex="Helvetica Neue" style:font-size-complex="12pt" style:font-weight-complex="normal"/>
    </style:style>
    <style:style style:name="T12" style:family="text">
      <style:text-properties fo:font-variant="normal" fo:text-transform="none" fo:font-size="12pt" fo:letter-spacing="normal" fo:font-style="normal" fo:font-weight="normal" style:font-size-asian="12pt" style:font-style-asian="normal" style:font-weight-asian="normal" style:font-name-complex="Helvetica Neue" style:font-size-complex="12pt" style:font-weight-complex="normal"/>
    </style:style>
    <style:style style:name="T13" style:family="text">
      <style:text-properties fo:font-variant="normal" fo:text-transform="none" fo:letter-spacing="normal" fo:font-style="normal" fo:font-weight="normal" style:font-style-asian="normal" style:font-weight-asian="normal" style:font-name-complex="Helvetica Neue" style:font-weight-complex="normal"/>
    </style:style>
    <style:style style:name="T14" style:family="text">
      <style:text-properties fo:color="#00000a" style:font-name="Times New Roman" fo:font-size="12pt" style:font-size-asian="12pt" style:font-size-complex="12pt"/>
    </style:style>
    <style:style style:name="T15" style:family="text">
      <style:text-properties fo:color="#00000a" style:font-name="Times New Roman" fo:font-size="12pt" fo:font-weight="normal" style:font-size-asian="12pt" style:font-weight-asian="normal" style:font-size-complex="12pt" style:font-weight-complex="normal"/>
    </style:style>
    <style:style style:name="T16" style:family="text">
      <style:text-properties fo:color="#00000a" style:font-name="Times New Roman" fo:font-size="12pt" style:text-underline-style="none" style:font-size-asian="12pt" style:font-size-complex="12pt"/>
    </style:style>
    <style:style style:name="T17" style:family="text">
      <style:text-properties fo:color="#2a00ff" style:font-name="Monospace" fo:font-size="10pt" style:font-size-asian="10pt"/>
    </style:style>
    <style:style style:name="T18" style:family="text">
      <style:text-properties style:font-name="Times New Roman" fo:font-size="12pt" fo:font-weight="normal" style:font-size-asian="12pt" style:font-weight-asian="normal" style:font-size-complex="12pt" style:font-weight-complex="normal"/>
    </style:style>
    <style:style style:name="T19" style:family="text">
      <style:text-properties style:font-name="Times New Roman" fo:font-size="12pt" style:font-size-asian="12pt" style:font-size-complex="12pt"/>
    </style:style>
    <style:style style:name="T20" style:family="text">
      <style:text-properties style:font-name="Monospace" fo:font-size="10pt" style:font-size-asian="10pt"/>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size="12pt" style:font-size-asian="12pt" style:font-size-complex="12pt"/>
    </style:style>
    <style:style style:name="T23" style:family="text">
      <style:text-properties fo:font-size="10pt" style:font-size-asian="10pt"/>
    </style:style>
    <style:style style:name="T2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778560753287857005" text:style-name="WWNum2">
        <text:list-item>
          <text:h text:style-name="P22" text:outline-level="1"><text:span text:style-name="T1">CMPUT 391</text:span></text:h>
        </text:list-item>
        <text:list-item>
          <text:h text:style-name="P21" text:outline-level="1"><text:span text:style-name="T1">Project: Ocean Observation System</text:span></text:h>
        </text:list-item>
        <text:list-item>
          <text:h text:style-name="P21" text:outline-level="1"><text:span text:style-name="T1">Group 18: </text:span><text:span text:style-name="T4">Huy Truong, Wayne Choi, Akram Hassen</text:span></text:h>
        </text:list-item>
      </text:list>
      <text:p text:style-name="P4"/>
      <text:p text:style-name="P8"><text:span text:style-name="T2">General System Architecture</text:span></text:p>
      <text:p text:style-name="P8"><text:span text:style-name="T4">project folder</text:span></text:p>
      <text:p text:style-name="P8"><text:span text:style-name="T4">|---WEB-INF</text:span></text:p>
      <text:p text:style-name="P8"><text:span text:style-name="T4">|<text:tab/>|---classes<text:tab/></text:span></text:p>
      <text:p text:style-name="P8"><text:span text:style-name="T4">|<text:tab/><text:tab/>|---util</text:span></text:p>
      <text:p text:style-name="P8"><text:span text:style-name="T4">|<text:tab/><text:tab/>|<text:tab/>|---*object.java</text:span></text:p>
      <text:p text:style-name="P8"><text:span text:style-name="T4">|<text:tab/><text:tab/>|---*servlet.java</text:span></text:p>
      <text:p text:style-name="P8"><text:span text:style-name="T4">|---*.jsp</text:span></text:p>
      <text:p text:style-name="P5"/>
      <text:p text:style-name="P8"><text:span text:style-name="T7">All modules: Login, Sensor and user management, Subscribe, Uploading, Search, Data analysis.</text:span></text:p>
      <text:p text:style-name="P8"><text:span text:style-name="T7">Each module is constructed by its .jsp files and .java files. </text:span></text:p>
      <text:p text:style-name="P8"><text:span text:style-name="T7">T</text:span><text:span text:style-name="T4">he .jsp files are front-end of the system that display the user interface as a website to receive actions from users <text:s/>then send to the back-end that are handled by servlet classes in .java files. Most of the sql are stored in Db.java in the util folder.</text:span></text:p>
      <text:p text:style-name="P9"/>
      <text:p text:style-name="P8"><text:span text:style-name="T4">One special note is that </text:span><text:span text:style-name="T8">sensor.jsp can be accessed by all users, but depending on what role the user is, it will change the functionality to suite the user. </text:span></text:p>
      <text:list xml:id="list160203314791347" text:continue-numbering="true" text:style-name="WWNum2">
        <text:list-item>
          <text:list>
            <text:list-item>
              <text:h text:style-name="P26" text:outline-level="2"/>
              <text:list>
                <text:list-item>
                  <text:h text:style-name="P23" text:outline-level="3"><text:bookmark text:name="user-content-login-module"/><text:span text:style-name="T2">Login Module</text:span></text:h>
                </text:list-item>
                <text:list-item>
                  <text:h text:style-name="P23" text:outline-level="3"><text:span text:style-name="T3">The login module is contains two parts, the login section and personal/password change section. In the login section the user is given inputs to input a username and password. Depending on what type</text:span></text:h>
                </text:list-item>
                <text:list-item>
                  <text:h text:style-name="P23" text:outline-level="3"><text:span text:style-name="T3">the user is he or she is given certain areas of the website to view. </text:span></text:h>
                </text:list-item>
              </text:list>
            </text:list-item>
          </text:list>
        </text:list-item>
      </text:list>
      <text:p text:style-name="P18"/>
      <text:p text:style-name="P20"><text:span text:style-name="T3">The login module contains: login.jsp, LoginServlet.java, change_info.jsp, UpdatePassServlet.java, UpdateInfoServlet.java </text:span></text:p>
      <text:p text:style-name="P18"/>
      <text:p text:style-name="P20"><text:span text:style-name="T9">login.jsp</text:span><text:span text:style-name="T3"> will display a form for user to enter his user_name and password. Once entered the user is able to traverse the site, whereas if the user tried to enter any other site they would have been kicked back to the login page.</text:span></text:p>
      <text:p text:style-name="P20"><text:span text:style-name="T9">LoginServlet.java</text:span><text:span text:style-name="T3"> to handles the back-end for login.jsp where all the required queries are accessed through Db.java. This will grab the username from the User's table and compares the password entered with what is stores in the database.</text:span></text:p>
      <text:p text:style-name="P20"><text:span text:style-name="T9">change_info.jsp</text:span><text:span text:style-name="T3"> is accessed by everyone regardless of <text:s/>the type of role the user has. This front-end is where depending on how the page was accessed there will be different views. This page can be </text:span><text:soft-page-break/><text:span text:style-name="T3">accessed by clicking Account Settings. One view to change personal information and the other to change username and password. This may look like two different pages, but it will change dynamically based on the selection made by the user. </text:span></text:p>
      <text:p text:style-name="P20"><text:span text:style-name="T9">UpdatePassServlet.java</text:span><text:span text:style-name="T3"> and </text:span><text:span text:style-name="T9">UpdateInfoServlet.java</text:span><text:span text:style-name="T3"> are the back-end for change_info.jsp. UpdatePassServlet.java changes username/password and <text:s/>UpdateInfoServlet.java changes personal information.</text:span></text:p>
      <text:p text:style-name="P19"/>
      <text:p text:style-name="P20"><text:span text:style-name="T3">SQL USED:</text:span></text:p>
      <text:p text:style-name="P1"><text:span text:style-name="T14">Match password to user: "SELECT password FROM users where user_name = '" + username + "'"</text:span></text:p>
      <text:p text:style-name="P1"><text:span text:style-name="T14">Change Password: "UPDATE users SET password = '"+password+"' WHERE user_name = '" + username + "'"</text:span></text:p>
      <text:p text:style-name="P1"><text:span text:style-name="T14">Change User: "UPDATE users SET user_name = '" + n_user_name + "' WHERE user_name = '" + user_name + " '"</text:span></text:p>
      <text:p text:style-name="P1"><text:span text:style-name="T14">Change First Name: "UPDATE persons SET first_name = '" +fname + "' WHERE person_id= '" + person_id + " '"</text:span></text:p>
      <text:p text:style-name="P1"><text:span text:style-name="T14">Change Last Name: "UPDATE persons SET last_name = '" +lname+ "' WHERE person_id = '" +person_id +" '"</text:span></text:p>
      <text:p text:style-name="P1"><text:span text:style-name="T14">Change Address: "UPDATE persons SET address = '" +address+ "' WHERE person_id = '" + person_id+ "'"</text:span></text:p>
      <text:p text:style-name="P1"><text:span text:style-name="T14">Change Phone Number: "UPDATE persons SET phone = '" + phone + "' WHERE person_id = '" + person_id + "'"</text:span></text:p>
      <text:p text:style-name="P2"/>
      <text:list xml:id="list160203479026165" text:continue-numbering="true" text:style-name="WWNum2">
        <text:list-item>
          <text:list>
            <text:list-item>
              <text:list>
                <text:list-item>
                  <text:h text:style-name="P23" text:outline-level="3"><text:span text:style-name="T1">Search Module</text:span></text:h>
                </text:list-item>
                <text:list-item>
                  <text:h text:style-name="P23" text:outline-level="3"><text:span text:style-name="T3">This module allows the scientist and only the scientist to search from the database for sensors that they are subscribed to between two different dates.</text:span></text:h>
                </text:list-item>
                <text:list-item>
                  <text:h text:style-name="P24" text:outline-level="3"/>
                </text:list-item>
                <text:list-item>
                  <text:h text:style-name="P23" text:outline-level="3"><text:span text:style-name="T3">The Search module contains: search.jsp and SearchServlet.java</text:span></text:h>
                </text:list-item>
              </text:list>
            </text:list-item>
          </text:list>
        </text:list-item>
      </text:list>
      <text:p text:style-name="P20"/>
      <text:list xml:id="list160202983555050" text:continue-numbering="true" text:style-name="WWNum2">
        <text:list-item>
          <text:list>
            <text:list-item>
              <text:list>
                <text:list-item>
                  <text:h text:style-name="P23" text:outline-level="3"><text:soft-page-break/><text:span text:style-name="T9">Search, jsp</text:span><text:span text:style-name="T3"> is front end to the module where the scientist can can search for different sensor data that they are subscribed to. There are four fields, keywords/value, sensor type, location, and from and to dates.</text:span></text:h>
                </text:list-item>
                <text:list-item>
                  <text:h text:style-name="P23" text:outline-level="3"><text:span text:style-name="T9">SearchServlet.java</text:span><text:span text:style-name="T3"> contains all the methods that grabs all the search functions. All of the search SQL functions are stored in the db in a file called db.java.</text:span></text:h>
                </text:list-item>
                <text:list-item>
                  <text:h text:style-name="P25" text:outline-level="3"/>
                </text:list-item>
                <text:list-item>
                  <text:h text:style-name="P23" text:outline-level="3"><text:span text:style-name="T3">SQL USED:</text:span></text:h>
                </text:list-item>
              </text:list>
            </text:list-item>
          </text:list>
        </text:list-item>
      </text:list>
      <text:p text:style-name="P16"><text:span text:style-name="T13">Search Audio: “SELECT au.* FROM audio_recordings au </text:span><text:span text:style-name="T24">JOIN subscriptions su on au.sensor_id = su.sensor_id JOIN sensors s on au.sensor_id = s.sensor_id WHERE su.person_id =” + person_id + "AND au.description LIKE ' %"+keywords+" ' AND s.location LIKE ' %"+location+" ' AND au.date_created BETWEEN TO_DATE('"+fromdate+"', ' </text:span>YYYY-MM-DD HH24:MI:SS<text:span text:style-name="T24">') AND TO_DATE('"+todate+"', '</text:span>YYYY-MM-DD HH24:MI:SS<text:span text:style-name="T24">') ORDER BY au.recording_id";</text:span></text:p>
      <text:p text:style-name="P17"/>
      <text:p text:style-name="P16"><text:span text:style-name="T13">Search Image: </text:span>"SELECT i.* FROM images i JOIN subscriptions su on i.sensor_id = su.sensor_id JOIN sensors s on i.sensor_id = s.sensor_id WHERE su.person_id =" + person_id+"AND i.description LIKE '%"+keywords+" ' "+"AND s.location LIKE '%"+location+" ' "+ "AND i.date_created BETWEEN TO_DATE('"+fromdate+"', 'YYYY-MM-DD') " + "AND TO_DATE('"+todate+"', 'YYYY-MM-DD HH24:MI:SS') ORDER BY i.image_id";</text:p>
      <text:p text:style-name="P15"/>
      <text:p text:style-name="P16">Search Scalar: "SELECT s.id,s.sensor_id,s.date_created,s.value FROM scalar_data s JOIN subscriptions su on s.sensor_id = su.sensor_id JOIN sensors se on s.sensor_id = se.sensor_id WHERE su.person_id =" + person_id + "AND se.location LIKE ' %"+location+" ' " + "AND date_created BETWEEN TO_DATE('"+fromdate+"', 'YYYY-MM-DD HH24:MI:SS') AND TO_DATE('"+todate+"', 'YYYY-MM-DD HH24:MI:SS') ORDER BY s.id";</text:p>
      <text:p text:style-name="P14"/>
      <text:p text:style-name="P13"><text:span text:style-name="T14">This is searching when keywords search field is empty. If it is not add AND s.value =" + Float.parseFloat(keywords) or if keyword is not a number add AND s.value = null.</text:span></text:p>
      <text:p text:style-name="P12"/>
      <text:p text:style-name="P13"><text:span text:style-name="T14">When searching without a any fields all three sqls above are merged using union.</text:span></text:p>
      <text:p text:style-name="P6"/>
      <text:list xml:id="list160203046560454" text:continue-numbering="true" text:style-name="WWNum2">
        <text:list-item>
          <text:list>
            <text:list-item>
              <text:list>
                <text:list-item>
                  <text:h text:style-name="P23" text:outline-level="3"><text:bookmark text:name="user-content-sensor-and-user-management-"/><text:span text:style-name="T1">Sensor and User Management Module</text:span></text:h>
                </text:list-item>
              </text:list>
            </text:list-item>
          </text:list>
        </text:list-item>
      </text:list>
      <text:p text:style-name="P13"><text:span text:style-name="T3">This module allows only the admin to add/delete sensors and also the only one that can mange users. Managing the users mean creating, delete, or update user info. Even though any user can change their own information, they can also ask the admin to do it for them. Clicking the </text:span><text:bookmark text:name="regclick"/><text:span text:style-name="T10">User and Sensor Management link in the header will bring up the different options to add/delete sensors and also the mange user accounts.</text:span></text:p>
      <text:p text:style-name="P10"/>
      <text:p text:style-name="P13"><text:span text:style-name="T3">The Sensor and User Management Module contains: <text:s/>sensor.jsp, SensorServlet.java, register.jsp, RegServlet.java</text:span></text:p>
      <text:p text:style-name="P10"/>
      <text:p text:style-name="P13"><text:bookmark-start text:name="__DdeLink__1840_282058674"/><text:span text:style-name="T9">sensor.jsp</text:span><text:bookmark-end text:name="__DdeLink__1840_282058674"/><text:span text:style-name="T3"> is the front-end to SensorServlet.java and it will change to fit the need of the administrator.</text:span></text:p>
      <text:p text:style-name="P13"><text:span text:style-name="T9">SensorServlet.java</text:span><text:span text:style-name="T6"> is the back-end and it will get all the required methods needed for adding and deleting sensors.</text:span></text:p>
      <text:p text:style-name="P13"><text:soft-page-break/><text:span text:style-name="T9">register.jsp</text:span><text:span text:style-name="T6"> contains two parts. One part is registering a new username for an existing person and creating a new person.</text:span></text:p>
      <text:p text:style-name="P13"><text:span text:style-name="T9">RegServlet.java</text:span><text:span text:style-name="T6"> is the back-end to register.jsp where all the methods needed to create users and new persons are created here.</text:span></text:p>
      <text:p text:style-name="P11"/>
      <text:p text:style-name="P13"><text:span text:style-name="T6">SQL USED:</text:span></text:p>
      <text:p text:style-name="P13"><text:span text:style-name="T6">Inserting New Sensor: </text:span><text:span text:style-name="T14">"INSERT INTO sensors Values(" + sensor_id + ",'" + location +" ','" + sensor_type + "','" + description + "')"</text:span></text:p>
      <text:p text:style-name="P3"><text:span text:style-name="T16">Inserting New Person: "INSERT INTO persons Values('" + personID + "','" + fname + "','" + lname + "','" + address + "','" + email + "','" + phone + "')"</text:span></text:p>
      <text:p text:style-name="P13"><text:span text:style-name="T14">Inserting New User: "INSERT INTO users Values('" + uname + "','" + pass + "','" + role + "','" + personID + "', CURRENT_TIMESTAMP)";</text:span></text:p>
      <text:p text:style-name="P6"/>
      <text:list xml:id="list160204291884717" text:continue-numbering="true" text:style-name="WWNum2">
        <text:list-item>
          <text:list>
            <text:list-item>
              <text:list>
                <text:list-item>
                  <text:h text:style-name="P23" text:outline-level="3"><text:bookmark text:name="user-content-subscribe-module"/><text:span text:style-name="T1">Subscribe Module</text:span></text:h>
                </text:list-item>
              </text:list>
            </text:list-item>
          </text:list>
        </text:list-item>
      </text:list>
      <text:p text:style-name="P13"><text:span text:style-name="T3">This module available only to the scientist allows the scientist to subscribe and unsubscribe to different sensors. Clicking the subscribe link on the header brings the user to the module. </text:span></text:p>
      <text:p text:style-name="P6"/>
      <text:p text:style-name="P13"><text:span text:style-name="T3">The Subscribe Module contains: subscription.jsp, SubscriptionServlet.java</text:span></text:p>
      <text:p text:style-name="P13"><text:span text:style-name="T9">subscription.jsp</text:span><text:span text:style-name="T6"> is the front end of the subscription module where all the web interface will be. Here the user is given two options. One option is to add subscription and the other to <text:s/>delete subscription. Both will open pop-up boxes that will list sensors. The add subscription pop-up gives scientists a list of <text:s/>sensors that the has not been subscribed to. Adding one will remove it from the list. <text:s/>Delete subscription show the opposite and does the same thing as adding except subscribing to sensors </text:span></text:p>
      <text:p text:style-name="P13"><text:span text:style-name="T9">SubscriptionServlet.java</text:span><text:span text:style-name="T6">, the back-end that will do all the needed work to get the subscription front-end to work. The java page contains method that accesses Db.java, which contains all the needed SQL statements.</text:span></text:p>
      <text:p text:style-name="P7"/>
      <text:p text:style-name="P13"><text:span text:style-name="T6">SQL USED:</text:span></text:p>
      <text:p text:style-name="P13"><text:span text:style-name="T6">Delete subscription: </text:span><text:span text:style-name="T14">"DELETE FROM subscriptions WHERE sensor_id = " + sensor_id+" AND person_id = "+ person_id</text:span></text:p>
      <text:p text:style-name="P13"><text:span text:style-name="T14">New Subscription: "INSERT INTO subscriptions Values("+sensor_id + "," + person_id + ")"</text:span></text:p>
      <text:p text:style-name="P6"/>
      <text:list xml:id="list160204120281956" text:continue-numbering="true" text:style-name="WWNum2">
        <text:list-item>
          <text:list>
            <text:list-item>
              <text:list>
                <text:list-item>
                  <text:h text:style-name="P23" text:outline-level="3"><text:bookmark text:name="user-content-uploading-module"/><text:span text:style-name="T1">Uploading Module</text:span></text:h>
                </text:list-item>
              </text:list>
            </text:list-item>
          </text:list>
        </text:list-item>
      </text:list>
      <text:p text:style-name="P13"><text:span text:style-name="T3">This module is only for the data manager. He or she will have the ability to add different sensor data types. The types are audio, image, and scalar data.</text:span></text:p>
      <text:p text:style-name="P6"/>
      <text:p text:style-name="P13"><text:span text:style-name="T3">The upload module contains : sensor.jsp, SensorServlet,java, , ImageSevlet.java, ScalarServlet.java</text:span></text:p>
      <text:p text:style-name="P6"/>
      <text:p text:style-name="P13"><text:span text:style-name="T9">Sensor.jsp</text:span><text:span text:style-name="T3"> is the main view for managing sensors the. For this module sensor.jsp changes it page to reflect that the user is a data manager. The left side will have a list links that can be clicked to add audio, image, or scalar CSV text.</text:span></text:p>
      <text:p text:style-name="P13"><text:span text:style-name="T9">SensorServlet.java</text:span><text:span text:style-name="T3"> is the back-end for Sensor.jsp</text:span></text:p>
      <text:p text:style-name="P13"><text:span text:style-name="T9">AudioServelet.java</text:span><text:span text:style-name="T3"> will output the audio file for the correct audio sensor.</text:span></text:p>
      <text:p text:style-name="P13"><text:span text:style-name="T9">ImageSevlet.java</text:span><text:span text:style-name="T3"> will output the image file for the correct image sensor..</text:span></text:p>
      <text:p text:style-name="P13"><text:soft-page-break/><text:span text:style-name="T9">ScalarServlet.java</text:span><text:span text:style-name="T3"> will output the correct CSV file that is needed.</text:span></text:p>
      <text:p text:style-name="P6"/>
      <text:p text:style-name="P13"><text:span text:style-name="T3">SQL USED:</text:span></text:p>
      <text:p text:style-name="P13"><text:span text:style-name="T3">Adding audio: </text:span><text:span text:style-name="T14">"INSERT INTO audio_recordings VALUES("+recording_id+"," +sensor_id+",?,"+length+ ",'"+description+"', ?)"</text:span></text:p>
      <text:p text:style-name="P12"/>
      <text:p text:style-name="P13"><text:span text:style-name="T14">Adding image: "INSERT INTO images VALUES("+image_id+"," + sensor_id +",?,'"+description+"', ?, ?)"</text:span></text:p>
      <text:p text:style-name="P12"/>
      <text:p text:style-name="P13"><text:span text:style-name="T14">Adding Scalar: "INSERT INTO scalar_data VALUES(" + id + "," + sensor_id +", TO_DATE('"+dateTimeLocal+"', 'DD/MM/YYYY HH24:MI:SS'),"+ value +")"</text:span></text:p>
      <text:p text:style-name="P12"/>
      <text:p text:style-name="P12"/>
      <text:p text:style-name="P6"/>
      <text:list xml:id="list160202803518089" text:continue-numbering="true" text:style-name="WWNum2">
        <text:list-item>
          <text:list>
            <text:list-item>
              <text:h text:style-name="P27" text:outline-level="2"/>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Arial Unicode MS'" style:font-charset="x-symbol"/>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1" svg:font-family="'Liberation Mono', 'Courier New'" style:font-family-generic="modern" style:font-pitch="fixed"/>
    <style:font-face style:name="Liberation Mono" svg:font-family="'Liberation Mono', 'Courier New'"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Liberation Serif2" svg:font-family="'Liberation Serif', '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svg:font-family="'Helvetica Neue', Helvetica" style:font-family-generic="system" style:font-pitch="variable"/>
    <style:font-face style:name="Liberation Mono2" svg:font-family="'Liberation Mono', 'Courier New'"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1" fo:font-family="'Liberation Serif', '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1665in" fo:margin-bottom="0.0835in" style:contextual-spacing="false"/>
      <style:text-properties style:font-name="Liberation Serif2" fo:font-family="'Liberation Serif', 'Times New Roman'" style:font-family-generic="swiss"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style:font-name="Liberation Serif2" fo:font-family="'Liberation Serif', 'Times New Roman'" style:font-family-generic="swiss"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default-outline-level="3" style:list-style-name="" style:class="text">
      <style:paragraph-properties fo:margin-top="0.0972in" fo:margin-bottom="0.0835in" style:contextual-spacing="false"/>
      <style:text-properties fo:color="#808080" style:font-name="Liberation Serif2" fo:font-family="'Liberation Serif', 'Times New Roman'" style:font-family-generic="swiss"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Liberation Mono" fo:font-family="'Liberation Mono', 'Courier New'" style:font-family-generic="roman" style:font-pitch="variable" fo:font-size="10pt" style:font-name-asian="Droid Sans Fallback" style:font-family-asian="'Droid Sans Fallback'" style:font-family-generic-asian="system" style:font-pitch-asian="variable" style:font-size-asian="10pt" style:font-name-complex="Liberation Mono2" style:font-family-complex="'Liberation Mono', 'Courier New'" style:font-family-generic-complex="system" style:font-pitch-complex="variable"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User_20_Entry" style:display-name="User Entry" style:family="text">
      <style:text-properties style:font-name="Liberation Mono1" fo:font-family="'Liberation Mono', 'Courier New'" style:font-family-generic="modern" style:font-pitch="fixed" style:font-name-asian="Droid Sans Fallback1" style:font-family-asian="'Droid Sans Fallback'" style:font-family-generic-asian="modern" style:font-pitch-asian="fixed" style:font-name-complex="Liberation Mono1" style:font-family-complex="'Liberation Mono', 'Courier New'" style:font-family-generic-complex="modern" style:font-pitch-complex="fixed"/>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2T02:31:34</meta:creation-date>
    <meta:initial-creator>Huy Truong</meta:initial-creator>
    <dc:language>en-US</dc:language>
    <meta:editing-cycles>1</meta:editing-cycles>
    <meta:editing-duration>P2171DT9H31M44S</meta:editing-duration>
    <meta:generator>LibreOffice/4.2.8.2$Linux_X86_64 LibreOffice_project/420m0$Build-2</meta:generator>
    <dc:date>2015-11-23T16:02:02.510107023</dc:date>
    <dc:creator>Wayne Choi</dc:creator>
    <meta:document-statistic meta:table-count="0" meta:image-count="0" meta:object-count="0" meta:page-count="5" meta:paragraph-count="73" meta:word-count="1382" meta:character-count="8853" meta:non-whitespace-character-count="7532"/>
  </office:meta>
</office:document-meta>
</file>